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arlosbe@z2-79:~/Desktop&gt; python wfieldrun10.py <text:line-break/>************************ <text:line-break/>************************ <text:line-break/>('The weights are: ', [0.071, 0.143, 0.214, 0.286, 0.357, 0.429, 0.5]) <text:line-break/>Now the calculations start (relax) <text:line-break/>**************************** <text:line-break/>*   *   *  *** * *** *   ***  <text:line-break/>* * * *   **  * **  *   * *  <text:line-break/> *   *    *   * *** *** ***  <text:line-break/>*************************** <text:line-break/>/usr/local/lib/python2.7/site-packages/numpy/core/numeric.py:538: ComplexWarning: Castin<text:line-break/>g complex values to real discards the imaginary part <text:line-break/> return array(a, dtype, copy=False, order=order) <text:line-break/>('I am computing the energies for the coupling u: ', 0) <text:line-break/>/usr/local/lib64/python2.7/site-packages/scipy/optimize/optimize.py:559: ComplexWarning:<text:line-break/>Casting complex values to real discards the imaginary part <text:line-break/> fsim[k] = func(sim[k]) <text:line-break/>/usr/local/lib64/python2.7/site-packages/scipy/optimize/optimize.py:591: ComplexWarning:<text:line-break/>Casting complex values to real discards the imaginary part <text:line-break/> fsim[-1] = fxr <text:line-break/>/usr/local/lib64/python2.7/site-packages/scipy/optimize/optimize.py:610: ComplexWarning:<text:line-break/>Casting complex values to real discards the imaginary part <text:line-break/> fsim[-1] = fxcc <text:line-break/>/usr/local/lib64/python2.7/site-packages/scipy/optimize/optimize.py:600: ComplexWarning:<text:line-break/>Casting complex values to real discards the imaginary part <text:line-break/> fsim[-1] = fxc <text:line-break/>/usr/local/lib64/python2.7/site-packages/scipy/optimize/optimize.py:617: ComplexWarning:<text:line-break/>Casting complex values to real discards the imaginary part <text:line-break/> fsim[j] = func(sim[j]) <text:line-break/>/usr/local/lib64/python2.7/site-packages/scipy/optimize/optimize.py:584: ComplexWarning:<text:line-break/>Casting complex values to real discards the imaginary part <text:line-break/> fsim[-1] = fxe <text:line-break/>/usr/local/lib64/python2.7/site-packages/scipy/optimize/optimize.py:587: ComplexWarning:<text:line-break/>Casting complex values to real discards the imaginary part <text:line-break/> fsim[-1] = fxr <text:line-break/>Warning: Maximum number of function evaluations has been exceeded. <text:line-break/>wfieldrun10.py:223: ComplexWarning: Casting complex values to real discards the imaginar<text:line-break/>y part <text:line-break/> eigennum[u,i] = np.matmul(np.matmul(vec,Unit(seed,Doubles,res2,Ham(Ham1,Ham2,u),Op,tro<text:line-break/><text:soft-page-break/>tter)),vec) <text:line-break/>[ 0.87658329  2.03958578  0.75116213  2.228995    2.24039788  3.60183213 <text:line-break/>-0.79803337 -0.78210108  0.5638026   2.04882353 -0.80348493 -0.96126063 <text:line-break/>-0.19400135  0.7622231  -2.46402543 -1.40816807 -1.56343116 -0.20255172 <text:line-break/> 0.55303653 -3.24312963 -3.24625456] <text:line-break/>[-2.49395921-4.15913323e-17j  0.89008374-2.69474915e-17j <text:line-break/>-3.2469796 +9.73957675e-17j  3.60387547-2.71084956e-16j <text:line-break/>-3.2469796 +9.37834879e-18j -1.55495813+1.17961196e-16j <text:line-break/>-1.55495813+6.02816408e-17j -0.19806226-2.66724369e-17j <text:line-break/>-0.80193774+1.73472348e-17j -0.80193774+8.67361738e-17j <text:line-break/>-0.80193774+3.24176450e-17j -0.80193774+1.73472348e-18j <text:line-break/>-0.19806226-1.74026950e-18j  2.2469796 +3.33066908e-16j <text:line-break/> 2.2469796 +1.66533454e-16j  2.2469796 -2.25514052e-16j <text:line-break/> 2.2469796 -1.40332925e-16j  0.55495813-9.10729825e-17j <text:line-break/> 0.55495813-3.60497222e-17j  0.55495813-9.21825956e-18j <text:line-break/> 0.55495813+1.03216047e-16j] <text:line-break/>('I am computing the energies for the coupling u: ', 1) <text:line-break/>Warning: Maximum number of function evaluations has been exceeded. <text:line-break/>[ 1.42924961  2.61885618  1.0743821   2.37787266  2.64328209  3.72971275 <text:line-break/>-0.2897924  -0.74699816  1.12198899  2.41838125 -0.67332725 -1.17941156 <text:line-break/> 0.1091443   1.1762886  -2.1838451  -0.3207386  -1.28973186  0.11853459 <text:line-break/> 1.18174452 -3.15591988 -3.15967283] <text:line-break/>[ 3.74656825-1.09729542e-16j -2.20147234+8.26747750e-18j <text:line-break/>-0.75399535-1.48609706e-17j -0.75399535+8.56010808e-17j <text:line-break/> 0.12291173-2.03830008e-17j  0.12291173-3.76353679e-17j <text:line-break/>-3.16387893+1.24900090e-16j -3.16387893+9.71445147e-17j <text:line-break/> 1.45490409+3.01546418e-17j  1.18604175+4.16333634e-17j <text:line-break/> 1.18604175+6.20163643e-17j -1.29126028+1.66533454e-16j <text:line-break/>-1.29126028+9.15066634e-17j  2.6701625 -1.66059420e-16j <text:line-break/> 2.6701625 +3.33332876e-16j  2.42022162-2.77555756e-17j <text:line-break/> 2.42022162+1.34363142e-16j -0.30822131+6.93889390e-18j <text:line-break/>-0.30822131+4.43438689e-17j  1.11801827-5.82663566e-17j <text:line-break/> 1.11801827+8.53914190e-19j] <text:line-break/>('I am computing the energies for the coupling u: ', 2) <text:line-break/>Warning: Maximum number of function evaluations has been exceeded. <text:line-break/>[ 5.89289294e-01  3.21128128e+00  1.59190032e+00  2.78111186e+00 <text:line-break/> 3.24365540e+00  3.91011360e+00  7.07118344e-02 -7.29246409e-01 <text:line-break/> 2.07987478e+00  2.79726345e+00 -7.05337878e-01 -1.06143144e+00 <text:line-break/> 1.21795387e+00  2.08911324e+00 -1.98945484e+00  1.15332853e-03 <text:line-break/>-1.13991292e+00  1.99142561e-01  2.06204718e+00 -3.10921035e+00 <text:line-break/>-3.11001817e+00] <text:line-break/>[-2.        +8.15492612e-17j -0.74114698-2.68341780e-17j <text:line-break/> 4.        +1.65784968e-16j -0.74114698+1.65602504e-16j <text:line-break/> 0.19806226+6.93889390e-18j  0.19806226-4.80572613e-17j <text:line-break/><text:soft-page-break/> 2.09804285+2.77553145e-17j  2.09804285+8.32667268e-17j <text:line-break/> 2.        -4.01265094e-17j -3.11255076-1.66533068e-16j <text:line-break/>-3.11255076+7.80625564e-18j -1.14464588-5.03069808e-17j <text:line-break/>-1.14464588-2.27140355e-17j  3.2469796 -1.10942739e-16j <text:line-break/> 3.2469796 +1.11455983e-16j  2.83666735-1.59541572e-16j <text:line-break/> 2.83666735-4.40570220e-16j  0.06363342-2.49800181e-16j <text:line-break/> 0.06363342+1.53306187e-16j  1.55495813-1.19689570e-16j <text:line-break/> 1.55495813+2.90388004e-16j] <text:line-break/>('I am computing the energies for the coupling u: ', 3) <text:line-break/>Warning: Maximum number of function evaluations has been exceeded. <text:line-break/>[ 0.39317255  3.94798253  1.76361685  3.54127053  3.95435328  4.18525934 <text:line-break/> 0.32047168 -0.73146523  2.80608841  3.54273331 -0.70703416 -1.04507758 <text:line-break/> 1.75824961  3.06299387 -1.8519813   0.30248434 -1.05746866  0.22585781 <text:line-break/> 2.73851485 -3.073192   -3.07683001] <text:line-break/>[-0.73532687-3.83478356e-17j -1.85952339-1.29499653e-16j <text:line-break/> 4.43366463+5.28566429e-16j -0.73532687+2.25347651e-16j <text:line-break/> 2.42585876+2.96780770e-16j  3.06581453+2.95012122e-17j <text:line-break/> 3.06581453+1.44419060e-16j  0.22447047+7.63278329e-17j <text:line-break/> 0.22447047-1.21539064e-16j -3.0782431 +4.44089210e-16j <text:line-break/>-3.0782431 -4.30861943e-16j -1.05784974-1.24900090e-16j <text:line-break/>-1.05784974+3.21194894e-17j  3.956933  -3.98546214e-16j <text:line-break/> 3.956933  +1.47451495e-17j  3.54267795-1.11022287e-16j <text:line-break/> 3.54267795+6.47051857e-16j  1.76215139-2.25514052e-17j <text:line-break/> 1.76215139+4.18502039e-17j  0.31937237+6.93889390e-17j <text:line-break/> 0.31937237+1.48318857e-16j] <text:line-break/>('I am computing the energies for the coupling u: ', 4) <text:line-break/>Warning: Maximum number of function evaluations has been exceeded. <text:line-break/>[ 2.67319116  4.74505661  1.85478886  4.38805986  4.76002671  5.06135028 <text:line-break/> 0.48661352 -0.71285475  0.31029309  4.3988878  -0.72849198 -0.99481182 <text:line-break/> 1.79712285  4.05604186 -1.75379809  0.45854852 -1.00104266  0.24650066 <text:line-break/> 4.05402032 -3.04630359 -3.0531992 ] <text:line-break/>[ 5.06417777+1.14392437e-16j  4.04944904+2.08666255e-17j <text:line-break/>-1.75877048-2.87155787e-16j  4.04944904+1.97261710e-16j <text:line-break/> 2.69459271-1.72180813e-16j -0.73202022-4.16333634e-17j <text:line-break/>-0.73202022+3.09607059e-16j  0.23752931+6.76542220e-17j <text:line-break/> 0.23752931+5.78421859e-17j -3.0538752 +1.66533454e-16j <text:line-break/>-3.0538752 -6.85215773e-17j  4.39821952-3.88577670e-16j <text:line-break/> 4.39821952-3.46043452e-16j  4.76107069-1.66533475e-16j <text:line-break/> 4.76107069+2.93852670e-16j -1.00219959+1.80411242e-16j <text:line-break/>-1.00219959+1.16226473e-16j  1.85095967+5.55111512e-17j <text:line-break/> 1.85095967-5.63351449e-16j  0.49086677+1.52655666e-16j <text:line-break/> 0.49086677+3.97251676e-16j] <text:line-break/>('I am computing the energies for the coupling u: ', 5) <text:line-break/>Warning: Maximum number of function evaluations has been exceeded. <text:soft-page-break/><text:line-break/>[ 2.8688763   5.1166486   1.94760263  5.23732654  5.61846852  5.80922369 <text:line-break/> 0.56614677  0.18005065  0.77905526  5.27179909 -0.65472555 -0.9373757 <text:line-break/> 1.39759052  5.44778097 -1.64626854 -0.52647795 -0.98087783  0.46103112 <text:line-break/> 5.05318053 -2.97718148 -3.03187412] <text:line-break/>[-1.6841592 -1.03687049e-16j  5.83477804-1.13778481e-16j <text:line-break/> 5.03958496+2.63509363e-25j  5.03958496+1.88739923e-16j <text:line-break/> 2.84938116+1.55868421e-16j -0.72989068-4.85722573e-17j <text:line-break/>-0.72989068+4.59555820e-16j  0.24526385+1.14925398e-16j <text:line-break/> 0.24526385+1.36934734e-16j -3.03574403-5.55111512e-17j <text:line-break/>-3.03574403+1.31622144e-16j  5.62578594+1.38726456e-17j <text:line-break/> 5.62578594+3.19487275e-16j  5.31521574+1.66598616e-16j <text:line-break/> 5.31521574-1.73648530e-16j -0.96400974-1.94289078e-16j <text:line-break/>-0.96400974+2.99022959e-16j  1.8957736 +1.11022302e-16j <text:line-break/> 1.8957736 -2.70616862e-16j  0.60802036+1.66533454e-16j <text:line-break/> 0.60802036-2.84494650e-16j] <text:line-break/>('I am computing the energies for the coupling u: ', 6) <text:line-break/>Warning: Maximum number of function evaluations has been exceeded. <text:line-break/>[ 2.94458615  6.02965018  1.96792444  6.20038681  6.52277998  6.66829277 <text:line-break/> 0.66499687  0.34944966  0.7048556   6.21157664 -0.70507121 -0.87938655 <text:line-break/> 1.58052806  6.41559652 -1.61033268 -0.69702535 -0.93688439  0.54240315 <text:line-break/> 6.01191418 -2.9670922  -3.01914861] <text:line-break/>[ 6.03299705+9.66896840e-18j  6.68584617+3.01604999e-16j <text:line-break/> 6.03299705+1.02875681e-16j  2.94136684+3.32503392e-16j <text:line-break/>-1.62721301+2.22921996e-16j -0.72840543-7.24459321e-17j <text:line-break/>-0.72840543+4.72899905e-16j  0.25036651+1.61329283e-16j <text:line-break/> 0.25036651+1.28305163e-16j -3.02175746-1.66533454e-16j <text:line-break/>-3.02175746-8.50014503e-17j  6.26128563-3.79071180e-16j <text:line-break/> 6.52889782-8.32667517e-17j  6.52889782-4.16279424e-16j <text:line-break/> 6.26128563-5.87041771e-16j -0.9363655 -1.24900090e-16j <text:line-break/>-0.9363655 -1.53739868e-16j  1.92205947-2.07729149e-16j <text:line-break/> 1.92205947+2.70529780e-16j  0.6909219 -1.94289017e-16j <text:line-break/> 0.6909219 -5.18248638e-17j] <text:line-break/>('I am computing the energies for the coupling u: ', 7) <text:line-break/>Warning: Maximum number of function evaluations has been exceeded. <text:line-break/>[ 2.9744128   6.99694693  1.94929592  7.17954194  7.44866664  7.57638965 <text:line-break/> 0.71455132  0.35289576  0.7182336   7.18762923 -0.67169847 -0.75373728 <text:line-break/> 1.56612739  7.40489706 -1.56985645 -0.79133262 -0.91242184  0.57716068 <text:line-break/> 7.0149669  -2.95410427 -3.00856492] <text:line-break/>[ 7.0282874 +3.20370077e-18j  3.        +3.40305293e-16j <text:line-break/> 7.0282874 +4.72991696e-16j  7.58257569+4.96471456e-16j <text:line-break/><text:soft-page-break/>-1.58257569+4.25025529e-17j  0.25398152+1.63064007e-16j <text:line-break/> 0.25398152+2.07645045e-16j -0.72731079-5.55105410e-17j <text:line-break/>-0.72731079+7.32212337e-16j -3.0106548 +6.66133815e-16j <text:line-break/>-3.0106548 -5.06539255e-16j  7.22331319+2.44249065e-15j <text:line-break/> 7.22331319-1.15879528e-15j  7.45692007-6.93889485e-16j <text:line-break/> 7.45692007-3.17278213e-16j  1.93917178+0.00000000e+00j <text:line-break/> 1.93917178-2.25514052e-17j  0.751797  +4.99600361e-16j <text:line-break/> 0.751797  -1.33573708e-16j -0.91550536-5.55111576e-17j <text:line-break/>-0.91550536+4.42679747e-16j] <text:line-break/>('I am computing the energies for the coupling u: ', 8) <text:line-break/>Warning: Maximum number of function evaluations has been exceeded. <text:line-break/>[ 3.02423382  8.00886483  1.95336326  8.16602927  8.38977348  8.50178448 <text:line-break/> 0.78266368  0.3658919   0.66266807  8.18049354 -0.69085621 -0.66532493 <text:line-break/> 1.58478121  8.37832594 -1.54061148 -0.88331534 -0.89088061  0.60748212 <text:line-break/> 8.02133977 -2.96204648 -2.99466033] <text:line-break/>[ 8.02475355-3.21566408e-18j  3.03993874+6.62280500e-16j <text:line-break/> 8.02475355+3.34680230e-16j  8.50683608+4.90957252e-16j <text:line-break/>-1.54677482-4.05223163e-17j  0.25667526+1.97758476e-16j <text:line-break/> 0.25667526+1.60570342e-16j -0.72647067-1.66533431e-16j <text:line-break/>-0.72647067+5.97393703e-16j -3.00163507-1.43675490e-16j <text:line-break/>-3.00163507-8.90414898e-16j  8.19507022-3.88636414e-16j <text:line-break/> 8.19507022+2.56169868e-16j  8.40168174+9.43681830e-16j <text:line-break/> 8.40168174-1.50487262e-16j  1.95114907-1.22124533e-15j <text:line-break/> 1.95114907-1.80411242e-16j  0.79801559-8.88178420e-16j <text:line-break/> 0.79801559+8.11850587e-16j -0.89923969+1.97764178e-16j <text:line-break/>-0.89923969-3.78284914e-17j] <text:line-break/>('I am computing the energies for the coupling u: ', 9) <text:line-break/>Warning: Maximum number of function evaluations has been exceeded. <text:line-break/>[ 3.04859267  9.09113499  1.97300472  9.14852941  9.34875618  9.44606276 <text:line-break/> 0.82814527  0.23809246  0.68181326  9.16720216 -0.69696428 -0.69091814 <text:line-break/> 1.55487327  9.20553477 -1.51217636 -0.88206488 -0.87605159  0.85533122 <text:line-break/> 9.02383107 -2.9615178  -2.99121115] <text:line-break/>[ 9.02200427-9.60155023e-18j  9.02200427+5.39835043e-16j <text:line-break/> 9.44884086+4.53858373e-16j  3.06865164+8.14959005e-16j <text:line-break/>-1.5174925 -2.77629780e-16j  0.25875948+2.26381414e-16j <text:line-break/> 0.25875948+1.39773989e-16j -0.72580562-5.54971473e-17j <text:line-break/>-0.72580562+8.83947490e-16j -2.99416657+1.45716772e-16j <text:line-break/>-2.99416657-1.80411242e-16j  9.17321509+3.11578282e-16j <text:line-break/> 1.95998284-3.60063214e-17j  9.17321509+2.65890969e-16j <text:line-break/> 9.3581034 +3.33027513e-16j  9.3581034 -3.63424568e-16j <text:line-break/> 1.95998284+8.56566700e-16j -0.88621832-1.24890329e-16j <text:line-break/>-0.88621832+3.53531223e-16j  0.83412543-1.38777878e-16j <text:line-break/> 0.83412543+1.15359111e-16j] <text:line-break/>('I am computing the energies for the coupling u: ', 10) <text:line-break/><text:soft-page-break/>Warning: Maximum number of function evaluations has been exceeded. <text:line-break/>[ 3.0091273  10.11041357  2.06218832 10.12198455 10.31528249 10.38440551 <text:line-break/> 0.84812217  0.2922714   0.84175034 10.14752228 -0.69126527 -0.72102931 <text:line-break/> 1.44876443 10.15916461 -1.45929458 -0.85943787 -0.88651581  0.83739733 <text:line-break/> 9.99824978 -2.97746439 -2.98163685] <text:line-break/>[10.01980449-1.59625030e-17j  3.09019182+1.04675491e-15j <text:line-break/>10.01980449+5.79104376e-16j 10.40294468+4.64238808e-16j <text:line-break/>-1.49313649+1.29761652e-16j  0.26041974+2.89698820e-16j <text:line-break/> 0.26041974+2.01434599e-16j -0.7252661 -1.11021286e-16j <text:line-break/>-0.7252661 +8.92393256e-16j -2.98788326+1.21430659e-16j <text:line-break/>-2.98788326-4.22467847e-16j 10.15578797+2.56782326e-20j <text:line-break/>10.15578797-6.24500451e-16j 10.32291795-2.21905352e-16j <text:line-break/>10.32291795-1.92678989e-15j  1.96675937+2.84494650e-16j <text:line-break/> 1.96675937+2.91054073e-16j  0.86302757+4.57966998e-16j <text:line-break/> 0.86302757+1.25767452e-17j -0.87556774-2.01228058e-16j <text:line-break/>-0.87556774+5.66834448e-18j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9:14:20.535724021</meta:creation-date>
    <dc:date>2022-05-05T09:15:03.606573749</dc:date>
    <meta:editing-duration>PT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6" meta:paragraph-count="1" meta:word-count="917" meta:character-count="12838" meta:non-whitespace-character-count="11349"/>
  </office:meta>
</office:document-meta>
</file>